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4e54" officeooo:paragraph-rsid="00194e5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94e54" officeooo:paragraph-rsid="00194e54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94e54" officeooo:paragraph-rsid="00194e54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ae58f" officeooo:paragraph-rsid="001ae58f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normal" officeooo:rsid="001ae58f" officeooo:paragraph-rsid="001ae58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 bla bla</text:p>
      <text:p text:style-name="P1"/>
      <text:p text:style-name="P2">Hejehuja bla bla bla lorem ipsum dolor sit amet!!!</text:p>
      <text:p text:style-name="P2"/>
      <text:p text:style-name="P2"/>
      <text:p text:style-name="P2">Ideirok mindefele baromsagot, h. legyen mit nezni. :)</text:p>
      <text:p text:style-name="P2"/>
      <text:p text:style-name="P4">Ujra beleirok vmit :)</text:p>
      <text:p text:style-name="P4"/>
      <text:list xml:id="list2081838411" text:style-name="L1">
        <text:list-item>
          <text:p text:style-name="P5">felsorolas</text:p>
        </text:list-item>
        <text:list-item>
          <text:p text:style-name="P5">nem</text:p>
        </text:list-item>
        <text:list-item>
          <text:p text:style-name="P5">de </text:p>
        </text:list-item>
        <text:list-item>
          <text:p text:style-name="P5">hagyja mar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0T11:59:21.019000000</meta:creation-date>
    <dc:date>2020-06-20T12:04:42.541000000</dc:date>
    <meta:editing-duration>PT2M10S</meta:editing-duration>
    <meta:editing-cycles>2</meta:editing-cycles>
    <meta:generator>LibreOffice/6.4.4.2$Windows_x86 LibreOffice_project/3d775be2011f3886db32dfd395a6a6d1ca2630ff</meta:generator>
    <meta:document-statistic meta:table-count="0" meta:image-count="0" meta:object-count="0" meta:page-count="1" meta:paragraph-count="8" meta:word-count="33" meta:character-count="165" meta:non-whitespace-character-count="143"/>
  </office:meta>
</office:document-meta>
</file>